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72pt" officeooo:rsid="00080802" officeooo:paragraph-rsid="00073e6f" style:font-size-asian="72pt" style:font-size-complex="7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officeooo:rsid="00073e6f"/>
    </style:style>
    <style:style style:name="gr1" style:family="graphic">
      <style:graphic-properties draw:stroke="dash" draw:stroke-dash="Dash" svg:stroke-width="0.0201in" svg:stroke-color="#ffbf00" draw:marker-start-width="0.1701in" draw:marker-end-width="0.1701in" svg:stroke-opacity="100%" draw:textarea-horizontal-align="center" draw:textarea-vertical-align="middle" fo:padding-top="0.0102in" fo:padding-bottom="0.0102in" fo:padding-left="0.0102in" fo:padding-right="0.0102in" draw:shadow-offset-x="0.1201in" draw:shadow-offset-y="0.1201in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4" draw:name="Horizontal line 2" draw:style-name="gr1" draw:text-style-name="P2" svg:x1="0.0102in" svg:y1="0.9882in" svg:x2="5.4476in" svg:y2="0.9882in"><text:p/></draw:line><draw:line text:anchor-type="paragraph" draw:z-index="5" draw:name="Horizontal line 6" draw:style-name="gr1" draw:text-style-name="P2" svg:x1="0.0102in" svg:y1="0.4555in" svg:x2="5.4476in" svg:y2="0.4555in"><text:p/></draw:line><text:span text:style-name="T1">b</text:span>dfhiklt</text:p>
      <text:p text:style-name="P1"><draw:line text:anchor-type="paragraph" draw:z-index="0" draw:name="Horizontal line 3" draw:style-name="gr1" draw:text-style-name="P3" svg:x1="0.0102in" svg:y1="0.9882in" svg:x2="5.4476in" svg:y2="0.9882in"><text:p/></draw:line><draw:line text:anchor-type="paragraph" draw:z-index="1" draw:name="Horizontal line 1" draw:style-name="gr1" draw:text-style-name="P2" svg:x1="0.0102in" svg:y1="0.4555in" svg:x2="5.4476in" svg:y2="0.4555in"><text:p/></draw:line>acemnorsuvwxz</text:p>
      <text:p text:style-name="P1"><draw:line text:anchor-type="paragraph" draw:z-index="2" draw:name="Horizontal line 4" draw:style-name="gr1" draw:text-style-name="P2" svg:x1="-0.1398in" svg:y1="0.9909in" svg:x2="5.2976in" svg:y2="0.9909in"><text:p/></draw:line><draw:line text:anchor-type="paragraph" draw:z-index="3" draw:name="Horizontal line 5" draw:style-name="gr1" draw:text-style-name="P2" svg:x1="-0.1398in" svg:y1="0.4583in" svg:x2="5.2976in" svg:y2="0.4583in"><text:p/></draw:line>gjpq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3:48:05.662154387</meta:creation-date>
    <dc:title>template</dc:title>
    <meta:editing-duration>PT1M33S</meta:editing-duration>
    <meta:editing-cycles>2</meta:editing-cycles>
    <meta:generator>LibreOffice/25.8.2.2$Linux_X86_64 LibreOffice_project/580$Build-2</meta:generator>
    <dc:date>2025-12-07T13:59:50.028336496</dc:date>
    <meta:document-statistic meta:table-count="0" meta:image-count="0" meta:object-count="0" meta:page-count="1" meta:paragraph-count="3" meta:word-count="3" meta:character-count="26" meta:non-whitespace-character-count="26"/>
    <meta:template xlink:type="simple" xlink:actuate="onRequest" xlink:title="template" xlink:href="../../../../.config/libreoffice/4/user/template/template.ott" meta:date="2025-12-07T13:48:05.277061798"/>
  </office:meta>
</office:document-meta>
</file>